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0571in" svg:height="6.4791in" svg:x="1.8169in" svg:y="0.0394in">
            <draw:object draw:notify-on-update-of-ranges="Sheet1.A1:Sheet1.A1 Sheet1.A2:Sheet1.A16 Sheet1.B1:Sheet1.B1 Sheet1.B2:Sheet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plane</text:p>
          </table:table-cell>
          <table:table-cell office:value-type="float" office:value="0.579318757153487" calcext:value-type="float">
            <text:p>0.5793187571534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0279758428119" calcext:value-type="float">
            <text:p>0.2302797584281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16394212279294" calcext:value-type="float">
            <text:p>0.6163942122792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7445608305267" calcext:value-type="float">
            <text:p>0.5374456083052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97557186533436" calcext:value-type="float">
            <text:p>0.597557186533436</text:p>
          </table:table-cell>
        </table:table-row>
        <table:table-row table:style-name="ro1">
          <table:table-cell office:value-type="string" calcext:value-type="string">
            <text:p>2 morph</text:p>
          </table:table-cell>
          <table:table-cell office:value-type="float" office:value="0.636471191847339" calcext:value-type="float">
            <text:p>0.636471191847339</text:p>
          </table:table-cell>
        </table:table-row>
        <table:table-row table:style-name="ro1">
          <table:table-cell table:style-name="Default" office:value-type="string" calcext:value-type="string">
            <text:p>3 morph</text:p>
          </table:table-cell>
          <table:table-cell office:value-type="float" office:value="0.546387163423928" calcext:value-type="float">
            <text:p>0.5463871634239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2">00/00/0000</text:date>, <text:time style:data-style-name="N2" text:time-value="16:00:46.4134655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5:13:12.341601029</meta:creation-date>
    <dc:date>2023-05-12T09:56:29.558814331</dc:date>
    <meta:editing-duration>PT18H26M21S</meta:editing-duration>
    <meta:editing-cycles>3</meta:editing-cycles>
    <meta:generator>LibreOffice/7.5.3.2$Linux_X86_64 LibreOffice_project/67bf5ab3e8553b11738d1302ab7051a12dd8b40d</meta:generator>
    <meta:document-statistic meta:table-count="1" meta:cell-count="1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86cm" svg:height="16.458cm" xlink:href=".." xlink:type="simple" chart:class="chart:bar" chart:style-name="ch1">
        <chart:legend chart:legend-position="end" svg:x="26.114cm" svg:y="7.93cm" style:legend-expansion="high" chart:style-name="ch2"/>
        <chart:plot-area chart:style-name="ch3" table:cell-range-address="Sheet1.A1:Sheet1.B16" chart:data-source-has-labels="both" svg:x="0.561cm" svg:y="0.329cm" svg:width="24.992cm" svg:height="15.8cm">
          <chart:coordinate-region svg:x="1.288cm" svg:y="0.528cm" svg:width="24.265cm" svg:height="14.954cm"/>
          <chart:axis chart:dimension="x" chart:name="primary-x" chart:style-name="ch4" chartooo:axis-type="auto">
            <chartooo:date-scale/>
            <chart:categories table:cell-range-address="Sheet1.A2:Sheet1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6" chart:label-cell-address="Sheet1.B1:Sheet1.B1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lane</text:p>
                <draw:g>
                  <svg:desc>Sheet1.A2:Sheet1.A16</svg:desc>
                </draw:g>
              </table:table-cell>
              <table:table-cell office:value-type="float" office:value="0.579318757153487">
                <text:p>0.579318757153487</text:p>
                <draw:g>
                  <svg:desc>Sheet1.B2:Sheet1.B1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30279758428119">
                <text:p>0.2302797584281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16394212279294">
                <text:p>0.61639421227929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37445608305267">
                <text:p>0.5374456083052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7557186533436">
                <text:p>0.597557186533436</text:p>
              </table:table-cell>
            </table:table-row>
            <table:table-row>
              <table:table-cell office:value-type="string">
                <text:p>2 morph</text:p>
              </table:table-cell>
              <table:table-cell office:value-type="float" office:value="0.636471191847339">
                <text:p>0.636471191847339</text:p>
              </table:table-cell>
            </table:table-row>
            <table:table-row>
              <table:table-cell office:value-type="string">
                <text:p>3 morph</text:p>
              </table:table-cell>
              <table:table-cell office:value-type="float" office:value="0.546387163423928">
                <text:p>0.546387163423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67bf5ab3e8553b11738d1302ab7051a12dd8b40d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